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h text:style-name="Heading_20_2" text:outline-level="2"><text:bookmark-start text:name="am-anfang"/>Am Anfang …<text:bookmark-end text:name="am-anfang"/></text:h>
      <text:p text:style-name="First_20_paragraph">… war der Testlauf, der ihr aller Schicksal besiegeln sollte. Jetzt neu mit KI-Panade! Knusper! Woop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Caption" style:parent-style-name="Caption"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zxx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5</meta:generator>
    <dc:title/>
    <dc:description/>
    <dc:subject/>
    <meta:keyword/>
    <meta:initial-creator/>
    <dc:creator/>
    <meta:creation-date>2024-11-21T16:45:03Z</meta:creation-date>
    <dc:date>2024-11-21T16:45:03Z</dc:date>
  </office:meta>
</office:document-meta>
</file>